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UPP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rep</text:p>
          </table:table-cell>
          <table:table-cell office:value-type="string" calcext:value-type="string">
            <text:p>2rep</text:p>
          </table:table-cell>
          <table:table-cell office:value-type="string" calcext:value-type="string">
            <text:p>2/3cov</text:p>
          </table:table-cell>
          <table:table-cell office:value-type="string" calcext:value-type="string">
            <text:p>1/3cov</text:p>
          </table:table-cell>
          <table:table-cell office:value-type="string" calcext:value-type="string">
            <text:p>100bp</text:p>
          </table:table-cell>
          <table:table-cell office:value-type="string" calcext:value-type="string">
            <text:p>50bp</text:p>
          </table:table-cell>
          <table:table-cell table:number-columns-repeated="2"/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.88524987869966" calcext:value-type="float">
            <text:p>0.88524987869966</text:p>
          </table:table-cell>
          <table:table-cell office:value-type="float" office:value="0.82144590004852" calcext:value-type="float">
            <text:p>0.82144590004852</text:p>
          </table:table-cell>
          <table:table-cell office:value-type="float" office:value="0.799369238233867" calcext:value-type="float">
            <text:p>0.799369238233867</text:p>
          </table:table-cell>
          <table:table-cell office:value-type="float" office:value="0.540271712760796" calcext:value-type="float">
            <text:p>0.540271712760796</text:p>
          </table:table-cell>
          <table:table-cell office:value-type="float" office:value="0.790393013100437" calcext:value-type="float">
            <text:p>0.790393013100437</text:p>
          </table:table-cell>
          <table:table-cell office:value-type="float" office:value="0.435225618631732" calcext:value-type="float">
            <text:p>0.435225618631732</text:p>
          </table:table-cell>
          <table:table-cell/>
          <table:table-cell table:style-name="ce1" office:value-type="string" calcext:value-type="string">
            <text:p>2/3</text:p>
          </table:table-cell>
          <table:table-cell office:value-type="float" office:value="0.88524987869966" calcext:value-type="float">
            <text:p>0.88524987869966</text:p>
          </table:table-cell>
          <table:table-cell office:value-type="float" office:value="0.985936565125888" calcext:value-type="float">
            <text:p>0.985936565125888</text:p>
          </table:table-cell>
          <table:table-cell office:value-type="float" office:value="0.917229729526762" calcext:value-type="float">
            <text:p>0.917229729526762</text:p>
          </table:table-cell>
        </table:table-row>
        <table:table-row table:style-name="ro1">
          <table:table-cell office:value-type="float" office:value="1.107714702" calcext:value-type="float">
            <text:p>1.107714702</text:p>
          </table:table-cell>
          <table:table-cell office:value-type="float" office:value="1.403202329" calcext:value-type="float">
            <text:p>1.403202329</text:p>
          </table:table-cell>
          <table:table-cell office:value-type="float" office:value="0.81077147" calcext:value-type="float">
            <text:p>0.81077147</text:p>
          </table:table-cell>
          <table:table-cell office:value-type="float" office:value="0.602620087" calcext:value-type="float">
            <text:p>0.602620087</text:p>
          </table:table-cell>
          <table:table-cell office:value-type="float" office:value="0.861717613" calcext:value-type="float">
            <text:p>0.861717613</text:p>
          </table:table-cell>
          <table:table-cell office:value-type="float" office:value="0.5356623" calcext:value-type="float">
            <text:p>0.5356623</text:p>
          </table:table-cell>
          <table:table-cell/>
          <table:table-cell office:value-type="string" calcext:value-type="string">
            <text:p>1/3</text:p>
          </table:table-cell>
          <table:table-cell office:value-type="float" office:value="0.82144590004852" calcext:value-type="float">
            <text:p>0.82144590004852</text:p>
          </table:table-cell>
          <table:table-cell office:value-type="float" office:value="0.896537842690258" calcext:value-type="float">
            <text:p>0.896537842690258</text:p>
          </table:table-cell>
          <table:table-cell office:value-type="float" office:value="0.812499999779212" calcext:value-type="float">
            <text:p>0.812499999779212</text:p>
          </table:table-cell>
        </table:table-row>
        <table:table-row table:style-name="ro1">
          <table:table-cell office:value-type="float" office:value="0.88524987869966" calcext:value-type="float">
            <text:p>0.88524987869966</text:p>
          </table:table-cell>
          <table:table-cell office:value-type="float" office:value="0.82144590004852" calcext:value-type="float">
            <text:p>0.82144590004852</text:p>
          </table:table-cell>
          <table:table-cell table:formula="of:=[.C3]/[.C4]" office:value-type="float" office:value="0.985936565125888" calcext:value-type="float">
            <text:p>0.985936565125888</text:p>
          </table:table-cell>
          <table:table-cell table:formula="of:=[.D3]/[.D4]" office:value-type="float" office:value="0.896537842690258" calcext:value-type="float">
            <text:p>0.896537842690258</text:p>
          </table:table-cell>
          <table:table-cell table:formula="of:=[.E3]/[.E4]" office:value-type="float" office:value="0.917229729526762" calcext:value-type="float">
            <text:p>0.917229729526762</text:p>
          </table:table-cell>
          <table:table-cell table:formula="of:=[.F3]/[.F4]" office:value-type="float" office:value="0.812499999779212" calcext:value-type="float">
            <text:p>0.81249999977921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MA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rep</text:p>
          </table:table-cell>
          <table:table-cell office:value-type="string" calcext:value-type="string">
            <text:p>2rep</text:p>
          </table:table-cell>
          <table:table-cell office:value-type="string" calcext:value-type="string">
            <text:p>2/3cov</text:p>
          </table:table-cell>
          <table:table-cell office:value-type="string" calcext:value-type="string">
            <text:p>1/3cov</text:p>
          </table:table-cell>
          <table:table-cell office:value-type="string" calcext:value-type="string">
            <text:p>100bp</text:p>
          </table:table-cell>
          <table:table-cell office:value-type="string" calcext:value-type="string">
            <text:p>50bp</text:p>
          </table:table-cell>
          <table:table-cell table:number-columns-repeated="2"/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.861952861952862" calcext:value-type="float">
            <text:p>0.861952861952862</text:p>
          </table:table-cell>
          <table:table-cell office:value-type="float" office:value="0.612794612794613" calcext:value-type="float">
            <text:p>0.612794612794613</text:p>
          </table:table-cell>
          <table:table-cell office:value-type="float" office:value="0.891133557800224" calcext:value-type="float">
            <text:p>0.891133557800224</text:p>
          </table:table-cell>
          <table:table-cell office:value-type="float" office:value="0.625140291806958" calcext:value-type="float">
            <text:p>0.625140291806958</text:p>
          </table:table-cell>
          <table:table-cell office:value-type="float" office:value="0.875420875420875" calcext:value-type="float">
            <text:p>0.875420875420875</text:p>
          </table:table-cell>
          <table:table-cell office:value-type="float" office:value="0.663299663299663" calcext:value-type="float">
            <text:p>0.663299663299663</text:p>
          </table:table-cell>
          <table:table-cell/>
          <table:table-cell table:style-name="ce1" office:value-type="string" calcext:value-type="string">
            <text:p>2/3</text:p>
          </table:table-cell>
          <table:table-cell office:value-type="float" office:value="0.996108949784554" calcext:value-type="float">
            <text:p>0.996108949784554</text:p>
          </table:table-cell>
          <table:table-cell office:value-type="float" office:value="0.97662976678778" calcext:value-type="float">
            <text:p>0.97662976678778</text:p>
          </table:table-cell>
          <table:table-cell office:value-type="float" office:value="0.984848484725379" calcext:value-type="float">
            <text:p>0.984848484725379</text:p>
          </table:table-cell>
        </table:table-row>
        <table:table-row table:style-name="ro1">
          <table:table-cell office:value-type="float" office:value="0.865319865" calcext:value-type="float">
            <text:p>0.865319865</text:p>
          </table:table-cell>
          <table:table-cell office:value-type="float" office:value="0.7003367" calcext:value-type="float">
            <text:p>0.7003367</text:p>
          </table:table-cell>
          <table:table-cell office:value-type="float" office:value="0.912457912" calcext:value-type="float">
            <text:p>0.912457912</text:p>
          </table:table-cell>
          <table:table-cell office:value-type="float" office:value="0.7003367" calcext:value-type="float">
            <text:p>0.7003367</text:p>
          </table:table-cell>
          <table:table-cell office:value-type="float" office:value="0.888888889" calcext:value-type="float">
            <text:p>0.888888889</text:p>
          </table:table-cell>
          <table:table-cell office:value-type="float" office:value="0.703703704" calcext:value-type="float">
            <text:p>0.703703704</text:p>
          </table:table-cell>
          <table:table-cell/>
          <table:table-cell office:value-type="string" calcext:value-type="string">
            <text:p>1/3</text:p>
          </table:table-cell>
          <table:table-cell office:value-type="float" office:value="0.875000000420673" calcext:value-type="float">
            <text:p>0.875000000420673</text:p>
          </table:table-cell>
          <table:table-cell office:value-type="float" office:value="0.892628205557353" calcext:value-type="float">
            <text:p>0.892628205557353</text:p>
          </table:table-cell>
          <table:table-cell office:value-type="float" office:value="0.942583731660539" calcext:value-type="float">
            <text:p>0.942583731660539</text:p>
          </table:table-cell>
        </table:table-row>
        <table:table-row table:style-name="ro1">
          <table:table-cell table:formula="of:=[.A9]/[.A10]" office:value-type="float" office:value="0.996108949784554" calcext:value-type="float">
            <text:p>0.996108949784554</text:p>
          </table:table-cell>
          <table:table-cell table:formula="of:=[.B9]/[.B10]" office:value-type="float" office:value="0.875000000420673" calcext:value-type="float">
            <text:p>0.875000000420673</text:p>
          </table:table-cell>
          <table:table-cell table:formula="of:=[.C9]/[.C10]" office:value-type="float" office:value="0.97662976678778" calcext:value-type="float">
            <text:p>0.97662976678778</text:p>
          </table:table-cell>
          <table:table-cell table:formula="of:=[.D9]/[.D10]" office:value-type="float" office:value="0.892628205557353" calcext:value-type="float">
            <text:p>0.892628205557353</text:p>
          </table:table-cell>
          <table:table-cell table:formula="of:=[.E9]/[.E10]" office:value-type="float" office:value="0.984848484725379" calcext:value-type="float">
            <text:p>0.984848484725379</text:p>
          </table:table-cell>
          <table:table-cell table:formula="of:=[.F9]/[.F10]" office:value-type="float" office:value="0.942583731660539" calcext:value-type="float">
            <text:p>0.94258373166053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d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rep</text:p>
          </table:table-cell>
          <table:table-cell office:value-type="string" calcext:value-type="string">
            <text:p>2rep</text:p>
          </table:table-cell>
          <table:table-cell office:value-type="string" calcext:value-type="string">
            <text:p>2/3cov</text:p>
          </table:table-cell>
          <table:table-cell office:value-type="string" calcext:value-type="string">
            <text:p>1/3cov</text:p>
          </table:table-cell>
          <table:table-cell office:value-type="string" calcext:value-type="string">
            <text:p>100bp</text:p>
          </table:table-cell>
          <table:table-cell office:value-type="string" calcext:value-type="string">
            <text:p>50bp</text:p>
          </table:table-cell>
          <table:table-cell table:number-columns-repeated="2"/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.599979883323275" calcext:value-type="float">
            <text:p>0.599979883323275</text:p>
          </table:table-cell>
          <table:table-cell office:value-type="float" office:value="0.189800844900422" calcext:value-type="float">
            <text:p>0.189800844900422</text:p>
          </table:table-cell>
          <table:table-cell office:value-type="float" office:value="0.627841480587407" calcext:value-type="float">
            <text:p>0.627841480587407</text:p>
          </table:table-cell>
          <table:table-cell office:value-type="float" office:value="0.411486622409978" calcext:value-type="float">
            <text:p>0.411486622409978</text:p>
          </table:table-cell>
          <table:table-cell office:value-type="float" office:value="0.683162341581171" calcext:value-type="float">
            <text:p>0.683162341581171</text:p>
          </table:table-cell>
          <table:table-cell office:value-type="float" office:value="0.577549788774894" calcext:value-type="float">
            <text:p>0.577549788774894</text:p>
          </table:table-cell>
          <table:table-cell/>
          <table:table-cell table:style-name="ce1" office:value-type="string" calcext:value-type="string">
            <text:p>2/3</text:p>
          </table:table-cell>
          <table:table-cell office:value-type="float" office:value="0.937009111131281" calcext:value-type="float">
            <text:p>0.937009111131281</text:p>
          </table:table-cell>
          <table:table-cell office:value-type="float" office:value="0.946618137163461" calcext:value-type="float">
            <text:p>0.946618137163461</text:p>
          </table:table-cell>
          <table:table-cell office:value-type="float" office:value="0.951260504311196" calcext:value-type="float">
            <text:p>0.951260504311196</text:p>
          </table:table-cell>
        </table:table-row>
        <table:table-row table:style-name="ro1">
          <table:table-cell office:value-type="float" office:value="0.64031382" calcext:value-type="float">
            <text:p>0.64031382</text:p>
          </table:table-cell>
          <table:table-cell office:value-type="float" office:value="0.202172601" calcext:value-type="float">
            <text:p>0.202172601</text:p>
          </table:table-cell>
          <table:table-cell office:value-type="float" office:value="0.663246832" calcext:value-type="float">
            <text:p>0.663246832</text:p>
          </table:table-cell>
          <table:table-cell office:value-type="float" office:value="0.430295715" calcext:value-type="float">
            <text:p>0.430295715</text:p>
          </table:table-cell>
          <table:table-cell office:value-type="float" office:value="0.718165359" calcext:value-type="float">
            <text:p>0.718165359</text:p>
          </table:table-cell>
          <table:table-cell office:value-type="float" office:value="0.624019312" calcext:value-type="float">
            <text:p>0.624019312</text:p>
          </table:table-cell>
          <table:table-cell/>
          <table:table-cell office:value-type="string" calcext:value-type="string">
            <text:p>1/3</text:p>
          </table:table-cell>
          <table:table-cell office:value-type="float" office:value="0.938805970549998" calcext:value-type="float">
            <text:p>0.938805970549998</text:p>
          </table:table-cell>
          <table:table-cell office:value-type="float" office:value="0.956287985368336" calcext:value-type="float">
            <text:p>0.956287985368336</text:p>
          </table:table-cell>
          <table:table-cell office:value-type="float" office:value="0.925531914907939" calcext:value-type="float">
            <text:p>0.925531914907939</text:p>
          </table:table-cell>
        </table:table-row>
        <table:table-row table:style-name="ro1">
          <table:table-cell table:formula="of:=[.A15]/[.A16]" office:value-type="float" office:value="0.937009111131281" calcext:value-type="float">
            <text:p>0.937009111131281</text:p>
          </table:table-cell>
          <table:table-cell table:formula="of:=[.B15]/[.B16]" office:value-type="float" office:value="0.938805970549998" calcext:value-type="float">
            <text:p>0.938805970549998</text:p>
          </table:table-cell>
          <table:table-cell table:formula="of:=[.C15]/[.C16]" office:value-type="float" office:value="0.946618137163461" calcext:value-type="float">
            <text:p>0.946618137163461</text:p>
          </table:table-cell>
          <table:table-cell table:formula="of:=[.D15]/[.D16]" office:value-type="float" office:value="0.956287985368336" calcext:value-type="float">
            <text:p>0.956287985368336</text:p>
          </table:table-cell>
          <table:table-cell table:formula="of:=[.E15]/[.E16]" office:value-type="float" office:value="0.951260504311196" calcext:value-type="float">
            <text:p>0.951260504311196</text:p>
          </table:table-cell>
          <table:table-cell table:formula="of:=[.F15]/[.F16]" office:value-type="float" office:value="0.925531914907939" calcext:value-type="float">
            <text:p>0.92553191490793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rep</text:p>
          </table:table-cell>
          <table:table-cell office:value-type="string" calcext:value-type="string">
            <text:p>2rep</text:p>
          </table:table-cell>
          <table:table-cell office:value-type="string" calcext:value-type="string">
            <text:p>2/3cov</text:p>
          </table:table-cell>
          <table:table-cell office:value-type="string" calcext:value-type="string">
            <text:p>1/3cov</text:p>
          </table:table-cell>
          <table:table-cell office:value-type="string" calcext:value-type="string">
            <text:p>100bp</text:p>
          </table:table-cell>
          <table:table-cell office:value-type="string" calcext:value-type="string">
            <text:p>50bp</text:p>
          </table:table-cell>
          <table:table-cell table:number-columns-repeated="2"/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.526939017169923" calcext:value-type="float">
            <text:p>0.526939017169923</text:p>
          </table:table-cell>
          <table:table-cell office:value-type="float" office:value="0.322541579202325" calcext:value-type="float">
            <text:p>0.322541579202325</text:p>
          </table:table-cell>
          <table:table-cell office:value-type="float" office:value="0.553689649604392" calcext:value-type="float">
            <text:p>0.553689649604392</text:p>
          </table:table-cell>
          <table:table-cell office:value-type="float" office:value="0.320496259217396" calcext:value-type="float">
            <text:p>0.320496259217396</text:p>
          </table:table-cell>
          <table:table-cell office:value-type="float" office:value="0.654125625706443" calcext:value-type="float">
            <text:p>0.654125625706443</text:p>
          </table:table-cell>
          <table:table-cell office:value-type="float" office:value="0.541740674955595" calcext:value-type="float">
            <text:p>0.541740674955595</text:p>
          </table:table-cell>
          <table:table-cell/>
          <table:table-cell table:style-name="ce1" office:value-type="string" calcext:value-type="string">
            <text:p>2/3</text:p>
          </table:table-cell>
          <table:table-cell office:value-type="float" office:value="0.780267816047681" calcext:value-type="float">
            <text:p>0.780267816047681</text:p>
          </table:table-cell>
          <table:table-cell office:value-type="float" office:value="0.834847539317915" calcext:value-type="float">
            <text:p>0.834847539317915</text:p>
          </table:table-cell>
          <table:table-cell office:value-type="float" office:value="0.841465031414016" calcext:value-type="float">
            <text:p>0.841465031414016</text:p>
          </table:table-cell>
        </table:table-row>
        <table:table-row table:style-name="ro1">
          <table:table-cell office:value-type="float" office:value="0.675330965" calcext:value-type="float">
            <text:p>0.675330965</text:p>
          </table:table-cell>
          <table:table-cell office:value-type="float" office:value="0.650468195" calcext:value-type="float">
            <text:p>0.650468195</text:p>
          </table:table-cell>
          <table:table-cell office:value-type="float" office:value="0.663222473" calcext:value-type="float">
            <text:p>0.663222473</text:p>
          </table:table-cell>
          <table:table-cell office:value-type="float" office:value="0.399418792" calcext:value-type="float">
            <text:p>0.399418792</text:p>
          </table:table-cell>
          <table:table-cell office:value-type="float" office:value="0.777365192" calcext:value-type="float">
            <text:p>0.777365192</text:p>
          </table:table-cell>
          <table:table-cell office:value-type="float" office:value="0.675653859" calcext:value-type="float">
            <text:p>0.675653859</text:p>
          </table:table-cell>
          <table:table-cell/>
          <table:table-cell office:value-type="string" calcext:value-type="string">
            <text:p>1/3</text:p>
          </table:table-cell>
          <table:table-cell office:value-type="float" office:value="0.495860645734301" calcext:value-type="float">
            <text:p>0.495860645734301</text:p>
          </table:table-cell>
          <table:table-cell office:value-type="float" office:value="0.802406560824499" calcext:value-type="float">
            <text:p>0.802406560824499</text:p>
          </table:table-cell>
          <table:table-cell office:value-type="float" office:value="0.801802088065326" calcext:value-type="float">
            <text:p>0.801802088065326</text:p>
          </table:table-cell>
        </table:table-row>
        <table:table-row table:style-name="ro1">
          <table:table-cell table:formula="of:=[.A21]/[.A22]" office:value-type="float" office:value="0.780267816047681" calcext:value-type="float">
            <text:p>0.780267816047681</text:p>
          </table:table-cell>
          <table:table-cell table:formula="of:=[.B21]/[.B22]" office:value-type="float" office:value="0.495860645734301" calcext:value-type="float">
            <text:p>0.495860645734301</text:p>
          </table:table-cell>
          <table:table-cell table:formula="of:=[.C21]/[.C22]" office:value-type="float" office:value="0.834847539317915" calcext:value-type="float">
            <text:p>0.834847539317915</text:p>
          </table:table-cell>
          <table:table-cell table:formula="of:=[.D21]/[.D22]" office:value-type="float" office:value="0.802406560824499" calcext:value-type="float">
            <text:p>0.802406560824499</text:p>
          </table:table-cell>
          <table:table-cell table:formula="of:=[.E21]/[.E22]" office:value-type="float" office:value="0.841465031414016" calcext:value-type="float">
            <text:p>0.841465031414016</text:p>
          </table:table-cell>
          <table:table-cell table:formula="of:=[.F21]/[.F22]" office:value-type="float" office:value="0.801802088065326" calcext:value-type="float">
            <text:p>0.8018020880653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1:34:00.113582859</meta:creation-date>
    <dc:date>2023-07-05T14:51:37.536291156</dc:date>
    <meta:editing-duration>PT2H15M26S</meta:editing-duration>
    <meta:editing-cycles>2</meta:editing-cycles>
    <meta:generator>LibreOffice/7.3.7.2$Linux_X86_64 LibreOffice_project/30$Build-2</meta:generator>
    <meta:document-statistic meta:table-count="1" meta:cell-count="144" meta:object-count="0"/>
  </office:meta>
</office:document-meta>
</file>